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margin-bottom="0.1389in" fo:line-height="104%"/>
      <style:text-properties style:font-name="Times" fo:font-size="11.0pt"/>
    </style:style>
    <style:style style:name="P2" style:family="paragraph" style:parent-style-name="Standard">
      <style:paragraph-properties fo:margin-top="0.2778in" fo:text-align="center"/>
      <style:text-properties style:font-name="Times" fo:font-size="14.0pt" fo:color="#632423"/>
    </style:style>
    <style:style style:name="P3" style:family="paragraph" style:parent-style-name="Standard">
      <style:paragraph-properties fo:margin-bottom="0.1389in" fo:text-align="center" fo:line-height="104%"/>
      <style:text-properties style:font-name="Times" fo:font-size="11.0pt"/>
    </style:style>
    <style:style style:name="P4" style:family="paragraph" style:parent-style-name="Standard">
      <style:paragraph-properties fo:margin-bottom="0.1389in" fo:line-height="104%"/>
      <style:text-properties style:font-name="Times" fo:font-size="11.0pt" fo:color="#943634"/>
    </style:style>
    <style:style style:name="P5" style:family="paragraph" style:parent-style-name="Standard">
      <style:paragraph-properties fo:line-height="104%"/>
      <style:text-properties style:font-name="Times" fo:font-size="11.0pt"/>
    </style:style>
    <style:style style:name="P6" style:family="paragraph" style:parent-style-name="Standard">
      <style:paragraph-properties fo:margin-bottom="0.1389in" fo:line-height="104%">
        <style:tab-stops>
          <style:tab-stop style:position="2.2396in"/>
        </style:tab-stops>
      </style:paragraph-properties>
      <style:text-properties style:font-name="Times" fo:font-size="11.0pt"/>
    </style:style>
    <style:style style:name="T1" style:family="text">
      <style:text-properties fo:letter-spacing="0.0000in"/>
    </style:style>
    <style:style style:name="T2" style:family="text">
      <style:text-properties fo:letter-spacing="0.0139in"/>
    </style:style>
    <style:style style:name="T3" style:family="text">
      <style:text-properties fo:font-style="italic" fo:font-style-asian="italic" fo:font-style-complex="italic" fo:letter-spacing="0.0000in"/>
    </style:style>
    <style:style style:name="T4" style:family="text">
      <style:text-properties fo:font-weight="bold" fo:font-weight-asian="bold" fo:font-weight-complex="bold" fo:letter-spacing="0.0035in"/>
    </style:style>
    <style:style style:name="T5" style:family="text">
      <style:text-properties style:text-underline-style="solid" fo:letter-spacing="0.0000in"/>
    </style:style>
    <style:style style:name="T6" style:family="text">
      <style:text-properties fo:font-weight="bold" fo:font-weight-asian="bold" fo:font-weight-complex="bold" fo:letter-spacing="0.0000in"/>
    </style:style>
    <style:style style:name="T7" style:family="text">
      <style:text-properties style:font-name="Symbol" fo:letter-spacing="0.0000in"/>
    </style:style>
    <style:style style:name="TableColumn1" style:family="table-column">
      <style:table-column-properties style:column-width="3.4625in" style:rel-column-width="32767*"/>
    </style:style>
  </office:automatic-styles>
  <office:body>
    <office:text>
      <text:p text:style-name="P1"><text:span text:style-name="T1">Thomas LERCHUNDI<text:tab/><text:tab/><text:tab/><text:tab/><text:tab/><text:tab/><text:tab/><text:tab/><text:tab/>M1 Informatique</text:span></text:p>
      <text:p text:style-name="P1"><text:span text:style-name="T1">Mary-Andréa RAKOTOMANGA</text:span></text:p>
      <text:p text:style-name="P2"><text:span text:style-name="T2">Compte-rendu : TP – Allocation mémoire</text:span></text:p>
      <text:p text:style-name="P3"><text:span text:style-name="T3">L'objectif de ce TP a été de réaliser un gestionnaire d'allocation mémoire.</text:span></text:p>
      <text:p text:style-name="P3"><text:span text:style-name="T3">Dans un premier temps, nous allons décrire la représentation de la mémoire que nous avons considéré ainsi que la structure choisie pour la gestion. Ensuite nous présenterons les fonctionnalités <text:s/>et les limites du code proposé. Nous finirons par une présentation des extensions apportées.</text:span></text:p>
      <text:p text:style-name="P3"/>
      <text:p text:style-name="P4"><text:span text:style-name="T4">Présentation de la structure pour la gestion de la mémoire</text:span></text:p>
      <text:p text:style-name="P1"><text:span text:style-name="T1">La mémoire est représentée par un tableau de taille fixée.</text:span></text:p>
      <text:p text:style-name="P1"><text:span text:style-name="T1">Pour la gestion de la mémoire, on distingue les zones utilisées, ou allouées, et les zones libres qui sont disponibles pour le système ou l'utilisateur qui demande une allocation.</text:span></text:p>
      <text:p text:style-name="P1"><text:span text:style-name="T1">Dans notre structure, les zones libres sont représentées par une liste chaînée. Il y a un pointeur qui contient l'adresse vers la première zone libre, puis chaque zone libre a pour attribut sa taille et un lien de chaînage vers la zone libre suivante.</text:span></text:p>
      <text:p text:style-name="P1"><text:span text:style-name="T1">Les zones libres sont rangées par adresses croissantes dans la liste chaînée.</text:span></text:p>
      <text:p text:style-name="P1"/>
      <text:p text:style-name="P1"/>
      <text:p text:style-name="P1"/>
      <text:p text:style-name="P1"/>
      <text:p text:style-name="P1"><text:span text:style-name="T1">Chaque zone allouée est associée à un descripteur qui contient sa taille totale dans la mémoire.</text:span></text:p>
      <text:p text:style-name="P1"/>
      <text:p text:style-name="P1"/>
      <text:p text:style-name="P1"/>
      <text:p text:style-name="P1"/>
      <text:p text:style-name="P1"><text:span text:style-name="T1">Il n'est pas nécessaire d'avoir également une liste chaînée ou autre pour les zones occupées.</text:span></text:p>
      <text:p text:style-name="P1"><text:span text:style-name="T1">Pour savoir si une zone est occupée ou libre en parcourant la mémoire, il suffit de comparer son adresse avec celles présentent dans la liste chaînée des zones libres. Pour avancer, on utilise la taille de la zone.</text:span></text:p>
      <text:p text:style-name="P1"><text:span text:style-name="T1">A l'état initial, toute la mémoire est disponible. La liste chaînée des zones libres contient un élément ayant pour attribut la taille totale du tableau de mémoire.</text:span></text:p>
      <text:p text:style-name="P1"><text:span text:style-name="T1">Pour trouver une zone d'une certaine taille, on utilisera une fonction recherche qui renvoie l'adresse d'une zone libre assez grande selon l'algorithme utilisé, un pointeur nul sinon.</text:span></text:p>
      <text:p text:style-name="P1"/>
      <text:p text:style-name="P4"><text:span text:style-name="T4">Allocation d'une zone mémoire</text:span></text:p>
      <text:p text:style-name="P1"><text:span text:style-name="T1">Le gestionnaire permet d'allouer une zone d'une taille donnée quand il y a assez de place de disponible. </text:span></text:p>
      <text:p text:style-name="P1"><text:span text:style-name="T1">Tout d'abord, on utilise la fonction de recherche choisie qui va nous renvoyer l'adresse de zone libre à allouer.</text:span></text:p>
      <text:p text:style-name="P1"><text:span text:style-name="T1">S'il n'y a pas de zone libre assez grande, la fonction renvoie un pointeur nul.</text:span></text:p>
      <text:p text:style-name="P1"><text:span text:style-name="T1">Sinon la zone libre renvoyée devient une zone occupée. Il faut ensuite également mettre à jour la liste chaînée des zones libres.</text:span></text:p>
      <text:p text:style-name="P1"><text:span text:style-name="T1">On considère deux cas :</text:span></text:p>
      <text:p text:style-name="P5"><text:span text:style-name="T1">- </text:span><text:span text:style-name="T5">la zone libre à allouer correspond au premier élément de liste chaînée</text:span><text:span text:style-name="T1"> :</text:span></text:p>
      <text:p text:style-name="P1"><text:span text:style-name="T1">Il faut mettre à jour l’adresse du pointeur du début de la liste chaînée des zones libres.</text:span></text:p>
      <text:p text:style-name="P5"><text:span text:style-name="T1">- </text:span><text:span text:style-name="T5">la zone libre à allouer se situe après le premier élément de liste chaînée</text:span><text:span text:style-name="T1"> :</text:span></text:p>
      <text:p text:style-name="P1"><text:span text:style-name="T1">On récupère l’adresse de la zone libre précèdent celle que l’on va allouer pour pouvoir mettre à jour son lien de chaînage vers la prochaine zone.</text:span></text:p>
      <text:p text:style-name="P6"><text:span text:style-name="T1">Dans les deux cas, on vérifie s’il y a suffisamment de place pour créer une nouvelle zone libre après la nouvelle zone allouée. On aligne également les adresses si nécessaire.</text:span></text:p>
      <text:p text:style-name="P6"><text:span text:style-name="T1">La fonction d’allocation renvoie ensuite l’adresse en la décalant de la taille de la structure d’une zone occupée. </text:span></text:p>
      <text:p text:style-name="P4"><text:span text:style-name="T4">Libération d'une zone mémoire</text:span></text:p>
      <text:p text:style-name="P1"><text:span text:style-name="T1">Il est possible de libérer une adresse donnée de zone allouée dans la mémoire. <text:s/></text:span></text:p>
      <text:p text:style-name="P1"><text:span text:style-name="T1">Pour récupérer la structure de zone occupée associée, on recule l’adresse de la taille de la structure d’une zone occupée.</text:span></text:p>
      <text:p text:style-name="P1"><text:span text:style-name="T1">Plusieurs cas sont considérés :</text:span></text:p>
      <text:p text:style-name="P5"><text:span text:style-name="T5">-la zone occupée se trouve avant la première zone libre :</text:span></text:p>
      <text:p text:style-name="P1"><text:span text:style-name="T1">On vérifie si l’adresse de fin de la zone occupée correspond à l’adresse de la première zone libre. Si c’est le cas on les fusionne.</text:span></text:p>
      <text:p text:style-name="P5"><text:span text:style-name="T5">- la zone occupée se trouve après l’ensemble des zones libre :</text:span></text:p>
      <text:p text:style-name="P1"><text:span text:style-name="T1">On vérifie si l’adresse de la zone occupée correspond à l’adresse de fin de la dernière zone libre. Si c’est le cas on les fusionne.</text:span></text:p>
      <text:p text:style-name="P5"><text:span text:style-name="T5">-la zone occupée se trouve entre deux zones libres :</text:span></text:p>
      <text:p text:style-name="P1"><text:span text:style-name="T1">Même vérification que le deux au-dessus, avec la zone libre précédant la zone occupée <text:s/>à la place de la première zone libre et la zone libre suivant la zone occupée <text:s/>à la place de la dernière zone libre.</text:span></text:p>
      <text:p text:style-name="P1"><text:span text:style-name="T1">S’il n’y a pas de fusion, on crée une nouvelle zone libre à partir de la zone occupée en ajoutant les liens de chaînage correspondants.</text:span></text:p>
      <text:p text:style-name="P4"><text:span text:style-name="T4">Réallocation d'une adresse de zone allouée</text:span></text:p>
      <text:p text:style-name="P1"><text:span text:style-name="T1">Pour remplacer le </text:span><text:span text:style-name="T6">malloc/free</text:span><text:span text:style-name="T1"><text:s/>standard avec notre implémentation, une fonction indiquant le nombre d’octets disponibles pour une adresse déjà alloue était nécessaire pour faire de la réallocation. </text:span></text:p>
      <text:p text:style-name="P1"><text:span text:style-name="T1">Pour avoir toute la taille disponible pour une adresse donnée, il faut regarder s’il y a une zone libre après la zone occupée. Si c’est le cas, il suffit de faire la somme des tailles des deux zones, sinon le nombre d’octets disponibles sont uniquement ceux déjà alloues. </text:span></text:p>
      <text:p text:style-name="P4"><text:span text:style-name="T4">Les fonctions de recherche</text:span></text:p>
      <text:p text:style-name="P1"><text:span text:style-name="T1">Les fonctions de recherche disponibles dans le gestionnaire d’allocation sont :</text:span></text:p>
      <text:p text:style-name="P5"><text:span text:style-name="T5">-Fit First :</text:span></text:p>
      <text:p text:style-name="P1"><text:span text:style-name="T1">Recherche de la première zone libre assez grande.</text:span></text:p>
      <text:p text:style-name="P5"><text:span text:style-name="T5">-Fit Best :</text:span></text:p>
      <text:p text:style-name="P1"><text:span text:style-name="T1">Recherche de la plus petite zone libre assez grande.</text:span></text:p>
      <text:p text:style-name="P5"><text:span text:style-name="T1">-</text:span><text:span text:style-name="T5">Fit worst</text:span><text:span text:style-name="T1"> :</text:span></text:p>
      <text:p text:style-name="P1"><text:span text:style-name="T1">Recherche de la plus grande zone libre assez grande.</text:span></text:p>
      <text:p text:style-name="P4"><text:span text:style-name="T4">Limites </text:span></text:p>
      <text:p text:style-name="P1"><text:span text:style-name="T1">On suppose que l'utilisateur a une bonne utilisation du système.</text:span></text:p>
      <text:p text:style-name="P4"><text:span text:style-name="T4">Compiler et tester nos fichiers: </text:span></text:p>
      <text:p text:style-name="P1"><text:span text:style-name="T1">Nous compilons avec make, la commande lance les tests contenus dans mem_test.c et fittest.c.</text:span></text:p>
      <text:p text:style-name="P1"><text:span text:style-name="T1">Il y a également possibilité d’utiliser notre mémoire pour un programme executable.</text:span></text:p>
      <text:p text:style-name="P1"><text:span text:style-name="T1">Par exemple, make test_ls lance la commande ls en utilisant notre implémentation de malloc. Il est également possible de changer l’executable en changeant la valeur contenu dans LD_PRELOAD : LD_PRELOAD=./libmalloc.so executable</text:span></text:p>
      <text:p text:style-name="P1"><text:span text:style-name="T1">Attention, actuellement, il n’y a pas de gestion multi-threads, ce qui implique qu’il peut y avoir des erreurs de segmentation apparaissant pour des programmes utilisant la bibliothèque pthread. C’est le cas pour un programme comme gedit, par exemple.</text:span></text:p>
      <text:p text:style-name="P1"><text:span text:style-name="T1"/></text:p>
      <text:p text:style-name="P1"><text:span text:style-name="T1">2 pages max</text:span></text:p>
      <text:p text:style-name="P1"><text:span text:style-name="T7">→</text:span><text:span text:style-name="T1"><text:s/>choix d'implémentation</text:span></text:p>
      <text:p text:style-name="P1"><text:span text:style-name="T7">→</text:span><text:span text:style-name="T1"><text:s/>fonctionnalités</text:span></text:p>
      <text:p text:style-name="P1"><text:span text:style-name="T7">→</text:span><text:span text:style-name="T1"><text:s/>limites du code</text:span></text:p>
      <text:p text:style-name="P1"><text:span text:style-name="T7">→</text:span><text:span text:style-name="T1"><text:s/>extension ?</text:span></text:p>
      <text:p text:style-name="P1"><text:span text:style-name="T1">FICHIERS TESTS - MAKEFILE</text:span></text:p>
      <text:p text:style-name="P1"><text:span text:style-name="T1">Date limite : jeudi 8 octob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meta:initial-creator>rakotomm</meta:initial-creator>
  </office:meta>
</office:document-meta>
</file>